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0">
      <style:text-properties style:font-name="Arial1" style:font-name-asian="Arial1" style:font-name-complex="Arial1"/>
    </style:style>
    <style:style style:name="ce5" style:family="table-cell" style:parent-style-name="Excel_32_Built-in_32_Hyperlink" style:data-style-name="N0">
      <style:table-cell-properties style:vertical-align="automatic" fo:background-color="transparent" style:cell-protect="protected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6" style:family="table-cell" style:parent-style-name="Default" style:data-style-name="N0">
      <style:text-properties style:font-name="Arial2" style:font-name-asian="Arial2" style:font-name-complex="Arial2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8" style:family="table-cell" style:parent-style-name="Hyperlink" style:data-style-name="N0">
      <style:table-cell-properties style:vertical-align="automatic" fo:background-color="transparent" style:cell-protect="protected"/>
      <style:text-properties fo:color="#0563C1" style:text-underline-style="solid" style:text-underline-type="single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1">
            <text:p>http://news.bbc.co.uk/2/hi/technology/4954208.stm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2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2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2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2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2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2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2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2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2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2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2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2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2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2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2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2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2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2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2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2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2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2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2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2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2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2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2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2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2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2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2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2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2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2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2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2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2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2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2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2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2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2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2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2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2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2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2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2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2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2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2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2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2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2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2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2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2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2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2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2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2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2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2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2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2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2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2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2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2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2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2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2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2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2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2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2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2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2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2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2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2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2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2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2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2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2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2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2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2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2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2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2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2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2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2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2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2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2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2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2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2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2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2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2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2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2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2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2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2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2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2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2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2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2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2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2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2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2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2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2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2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2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2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2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2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2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2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2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2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2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2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2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2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2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4">
            <text:p>Expressen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2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2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2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2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2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2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2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2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4">
            <text:p>Chicago Tribune</text:p>
          </table:table-cell>
          <table:table-cell office:value-type="date" office:date-value="2016-08-18T00:00:00" table:style-name="ce2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4">
            <text:p>El Espectador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4">
            <text:p>Gestion</text:p>
          </table:table-cell>
          <table:table-cell office:value-type="date" office:date-value="2016-08-22T00:00:00" table:style-name="ce2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2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2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2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2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2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2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2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2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2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2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4">
            <text:p>Crypto Coins News</text:p>
          </table:table-cell>
          <table:table-cell office:value-type="date" office:date-value="2016-09-30T00:00:00" table:style-name="ce2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2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2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2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2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4">
            <text:p>Coin Telegraph</text:p>
          </table:table-cell>
          <table:table-cell office:value-type="date" office:date-value="2016-10-20T00:00:00" table:style-name="ce2">
            <text:p>10/20/16</text:p>
          </table:table-cell>
          <table:table-cell office:value-type="string" table:style-name="ce4">
            <text:p>Crowdfunding vs. ICO: Experts Question Legitimacy and Guarantees of Initial Coin Offering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4">
            <text:p>Bloomberg</text:p>
          </table:table-cell>
          <table:table-cell office:value-type="date" office:date-value="2016-10-24T00:00:00" table:style-name="ce2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4">
            <text:p>Crypto Coins News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2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2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2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4">
            <text:p>CrowdFund Insider</text:p>
          </table:table-cell>
          <table:table-cell office:value-type="date" office:date-value="2016-11-04T00:00:00" table:style-name="ce2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4">
            <text:p>Heavy</text:p>
          </table:table-cell>
          <table:table-cell office:value-type="date" office:date-value="2016-11-07T00:00:00" table:style-name="ce2">
            <text:p>11/07/16</text:p>
          </table:table-cell>
          <table:table-cell office:value-type="string" table:style-name="ce4">
            <text:p>Voting Machines Hacked: 5 Fast Facts You Need to Know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2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2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2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4">
            <text:p>The Merkle</text:p>
          </table:table-cell>
          <table:table-cell office:value-type="date" office:date-value="2016-11-20T00:00:00" table:style-name="ce2">
            <text:p>11/20/16</text:p>
          </table:table-cell>
          <table:table-cell office:value-type="string" table:style-name="ce4">
            <text:p>The American Tax Agency Is Asking Bitcoin Startup Coinbase To Hand Out User’s Dat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2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2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2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2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2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2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2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2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2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2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6-12-30T00:00:00" table:style-name="ce2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2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2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2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4">
            <text:p>MIT Technology Review</text:p>
          </table:table-cell>
          <table:table-cell office:value-type="date" office:date-value="2017-01-13T00:00:00" table:style-name="ce2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1-15T00:00:00" table:style-name="ce2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2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1-19T00:00:00" table:style-name="ce2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2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2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2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2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2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2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2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2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2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2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2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4">
            <text:p>Pymnts</text:p>
          </table:table-cell>
          <table:table-cell office:value-type="date" office:date-value="2017-03-19T00:00:00" table:style-name="ce2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2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2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4">
            <text:p>Forbes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4">
            <text:p>Tech Wire Asia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4">
            <text:p>Cryptocurrency Ethereum gains popularity, more Asian companies taking not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2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6">
            <text:p>Coin Desk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2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4-12T00:00:00" table:style-name="ce2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4">
            <text:p>Crypto Coins News</text:p>
          </table:table-cell>
          <table:table-cell office:value-type="date" office:date-value="2017-04-13T00:00:00" table:style-name="ce2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4">
            <text:p>SobreBitcoin</text:p>
          </table:table-cell>
          <table:table-cell office:value-type="date" office:date-value="2017-04-14T00:00:00" table:style-name="ce2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7-04-15T00:00:00" table:style-name="ce2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2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2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2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6">
            <text:p>Coin Desk</text:p>
          </table:table-cell>
          <table:table-cell office:value-type="date" office:date-value="2017-04-19T00:00:00" table:style-name="ce2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2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2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2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2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2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2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4">
            <text:p>Normangee Star</text:p>
          </table:table-cell>
          <table:table-cell office:value-type="date" office:date-value="2017-05-13T00:00:00" table:style-name="ce2">
            <text:p>05/13/17</text:p>
          </table:table-cell>
          <table:table-cell office:value-type="string" table:style-name="ce4">
            <text:p>UK hospitals turn away patients after ransomware attack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2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2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6">
            <text:p>Coin Desk</text:p>
          </table:table-cell>
          <table:table-cell office:value-type="date" office:date-value="2017-05-18T00:00:00" table:style-name="ce2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2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2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2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2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2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2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2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2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4">
            <text:p>sirer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2">
            <text:p>06/12/17</text:p>
          </table:table-cell>
          <table:table-cell office:value-type="string" table:style-name="ce7">
            <text:p>Blockchain-Technologie studieren: Diese Unis bieten das beste Angebot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2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2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2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2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2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2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6">
            <text:p>Coin Desk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2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2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2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2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2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2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2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2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2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2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2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2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2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2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2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2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2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2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2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2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2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2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2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2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2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2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2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2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2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2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2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2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2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2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2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2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2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2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2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2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2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2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2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2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2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2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2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2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2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2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2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2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2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2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2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2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2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2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2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2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2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2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2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2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2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2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2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2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2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2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2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2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2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2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2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2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2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2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2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2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2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2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2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2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2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2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2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2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2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2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2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2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2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2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2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2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2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2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2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2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2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2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2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2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2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2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2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2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2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2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2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2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2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2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2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2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2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2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2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2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2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2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2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2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2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2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2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2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2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2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2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2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2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2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2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2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2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2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2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2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2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2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2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2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2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2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2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2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2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2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2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2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2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2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2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2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2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2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2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2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2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2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2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2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2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2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2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2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2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2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2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2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2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2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2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2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2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2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2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2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2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2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2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2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2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2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2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2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2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2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2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2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2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2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2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2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2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2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2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2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2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2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2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2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2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2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2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2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2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2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2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2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2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2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2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2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2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2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2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2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2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2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2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2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2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2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2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2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2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2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2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2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2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2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2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2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2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2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2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2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2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2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2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2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2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2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2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2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2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2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2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2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2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2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2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2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2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2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2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2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2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2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2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2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2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2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2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2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2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2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2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2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2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2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2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2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2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2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2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2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2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2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2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2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2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2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2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2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2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2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2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2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2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2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2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2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2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2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2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2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2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2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2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2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2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2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2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2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2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2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2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2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2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2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2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2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2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2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2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2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2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2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2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2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2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2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2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2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2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2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2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2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2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2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2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2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2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2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2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2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2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2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2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2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2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2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2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2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2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2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2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2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2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2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2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2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2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2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2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2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2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2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2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2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2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2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2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2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2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2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2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2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2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2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2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2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2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2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2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2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2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2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2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2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2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2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2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2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2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2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2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2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2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2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2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2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2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text:s/></text:p>
          </table:table-cell>
          <table:table-cell office:value-type="date" office:date-value="2018-10-21T00:00:00" table:style-name="ce2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2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2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2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2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2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2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2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number-rows-repeated="1047622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18-10-23T15:38:07Z</dc:date>
    <meta:editing-cycles>128</meta:editing-cycles>
    <meta:editing-duration>PT11402S</meta:editing-duration>
  </office:meta>
</office:document-meta>
</file>